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L1"/>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ap 3: A Match 3 Mobile Game... That's NOT a Match 3 Mobile Game.</text:p>
      <text:p text:style-name="Standard"/>
      <text:p text:style-name="Standard">Hi [NAME],</text:p>
      <text:p text:style-name="Standard"/>
      <text:p text:style-name="P1">Too Long, (Almost) Didn't Read:</text:p>
      <text:list xml:id="list4222940069328145131" text:style-name="L1">
        <text:list-item>
          <text:p text:style-name="P2">Tap 3 IS a mobile game about matching 3 tiles</text:p>
        </text:list-item>
        <text:list-item>
          <text:p text:style-name="P2">Tap 3 IS NOT another match 3 mobile game</text:p>
        </text:list-item>
        <text:list-item>
          <text:p text:style-name="P2">There are 9 tiles each round. At least 3 match. That's where you come in.</text:p>
        </text:list-item>
        <text:list-item>
          <text:p text:style-name="P2">It's all about speed, accuracy, and keeping focus</text:p>
        </text:list-item>
        <text:list-item>
          <text:p text:style-name="P2">Tap 3 is free, available now for iOS and Android, and calling your name... [NAME]</text:p>
        </text:list-item>
      </text:list>
      <text:p text:style-name="Standard"/>
      <text:p text:style-name="Standard"/>
      <text:p text:style-name="P1">Introductions Should Always Come First (or second, this time)</text:p>
      <text:p text:style-name="P1"/>
      <text:p text:style-name="Standard">First, thanks for taking the time to read this review request for Tap 3! </text:p>
      <text:p text:style-name="Standard"/>
      <text:p text:style-name="Standard">Second, I want to get one thing out of the way right from the start: this is a copy and paste e-mail. It's about as copy and paste as it gets (minus a few "ctrl+h" commands). Unfortunately, I just don't know you, personally. You don't know me, personally. It's disingenuous to pretend. But hey, maybe that won't be the case some day. Until then, you should get to know Tap 3, personally...</text:p>
      <text:p text:style-name="Standard"/>
      <text:p text:style-name="P1">What is Tap 3, Anyway?</text:p>
      <text:p text:style-name="P1"/>
      <text:p text:style-name="Standard">Tap 3 is the first mobile game release from <text:a xlink:type="simple" xlink:href="https://ooo-games.com/" text:style-name="Internet_20_link" text:visited-style-name="Visited_20_Internet_20_Link">Out of Orbit Games</text:a>, a fancy term that (roughly) translates to "Daniel Lowe made this on his couch." </text:p>
      <text:p text:style-name="Standard"/>
      <text:p text:style-name="Standard">Tap 3 is a game about matching 3 tiles, but it is NOT another "match 3" game. </text:p>
      <text:p text:style-name="Standard"/>
      <text:p text:style-name="Standard">Let me explain. </text:p>
      <text:p text:style-name="Standard"/>
      <text:p text:style-name="Standard">Tap 3 is not a Candy Crush clone (or a Candy Crush clone, clone). In Tap 3, the player (hopefully that means you, [NAME]), is presented 9 tiles and a matching rule each round. Tapping 3 tiles of the same color, shape, or style wins the round. Failure to do so results in... failure. If that sounds like a complicated mess, check out the screenshots. :)</text:p>
      <text:p text:style-name="Standard"/>
      <text:p text:style-name="P1">The Different Ways to Play</text:p>
      <text:p text:style-name="P1"/>
      <text:p text:style-name="Standard">The idea is simple. The game is anything but. Four game modes ensure players of all skill levels can enjoy a good challenge—and the challenge is always increasing. Classic is an extremely hard, twitch-based challenge. Countdown rewards speed, but with less stress. Memory puts your mind to the test. 100 Matches is.. well it's pretty chill. </text:p>
      <text:p text:style-name="Standard"/>
      <text:p text:style-name="Standard">Random bonus items earned every 5 rounds help with tricky rounds. It all comes down to speed, accuracy, and focus. </text:p>
      <text:p text:style-name="Standard"/>
      <text:p text:style-name="P1">So, Will You Give Tap 3 a Try?</text:p>
      <text:p text:style-name="P1"/>
      <text:p text:style-name="Standard">If any of the above sound worthwhile, please consider checking out Tap 3 and reviewing it. It's free. It's <text:soft-page-break/>available, now. And it's calling your name... [NAME].</text:p>
      <text:p text:style-name="Standard"/>
      <text:p text:style-name="Standard">Thanks again for reading. I look forward to the day I do not have to resort to copy and pasted emails with you, [NAME].</text:p>
      <text:p text:style-name="Standard"/>
      <text:p text:style-name="Standard">Daniel Lowe</text:p>
      <text:p text:style-name="Standard">Out of Orbit Gam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iel L. Lowe </meta:initial-creator>
    <meta:creation-date>2016-08-14T13:02:31.85</meta:creation-date>
    <dc:date>2016-08-15T00:38:31.26</dc:date>
    <dc:creator>Daniel L. Lowe </dc:creator>
    <meta:editing-duration>PT11H35M55S</meta:editing-duration>
    <meta:editing-cycles>11</meta:editing-cycles>
    <meta:generator>OpenOffice/4.1.2$Win32 OpenOffice.org_project/412m3$Build-9782</meta:generator>
    <meta:document-statistic meta:table-count="0" meta:image-count="0" meta:object-count="0" meta:page-count="2" meta:paragraph-count="24" meta:word-count="441" meta:character-count="2353"/>
  </office:meta>
</office:document-meta>
</file>